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Text_20_body">
      <style:text-properties style:font-name="Consolas" officeooo:rsid="0020f1a2" officeooo:paragraph-rsid="0020f1a2"/>
    </style:style>
    <style:style style:name="P2" style:family="paragraph" style:parent-style-name="Text_20_body">
      <style:text-properties style:font-name="Consolas" officeooo:rsid="0020f1a2" officeooo:paragraph-rsid="002149d6" style:font-name-asian="Consolas"/>
    </style:style>
    <style:style style:name="P3" style:family="paragraph" style:parent-style-name="Title">
      <style:text-properties style:font-name="Consolas"/>
    </style:style>
    <style:style style:name="P4" style:family="paragraph" style:parent-style-name="Heading_20_1">
      <style:text-properties officeooo:rsid="00222198" officeooo:paragraph-rsid="00222198"/>
    </style:style>
    <style:style style:name="T1" style:family="text">
      <style:text-properties style:font-name="Liberation Sans" fo:font-size="18pt" fo:font-weight="bold" style:font-name-asian="Noto Sans JP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222198" style:font-name-asian="Noto Sans JP" style:font-size-asian="18pt" style:font-weight-asian="bold" style:font-name-complex="Arial1" style:font-size-complex="18pt" style:font-weight-complex="bold"/>
    </style:style>
    <style:style style:name="T3" style:family="text">
      <style:text-properties officeooo:rsid="00214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mbda calculus</text:p>
      <text:h text:style-name="P4" text:outline-level="1"><text:span text:style-name="T1">同値性</text:span></text:h>
      <text:p text:style-name="Standard">同等の式であることを確認する。</text:p>
      <text:h text:style-name="Heading_20_1" text:outline-level="1">構文解析</text:h>
      <text:h text:style-name="Heading_20_1" text:outline-level="1">簡約</text:h>
      <text:h text:style-name="Heading_20_2" text:outline-level="2">展開</text:h>
      <text:p text:style-name="P1">すべての自由変数を再帰的に置換する。</text:p>
      <text:p text:style-name="P1">expand(Expression e, Map&lt;FreeVariable, Expression&gt; context)</text:p>
      <text:p text:style-name="P1">(例)</text:p>
      <text:p text:style-name="P1">e: SUCC 0</text:p>
      <text:p text:style-name="P1">context: {0=λf x. x, SUCC=λn f x.f (n f x)}</text:p>
      <text:p text:style-name="P2"><text:span text:style-name="T3">result</text:span>: <text:span text:style-name="T3">(</text:span>λn f x.f (n f x)<text:span text:style-name="T3">) <text:s/></text:span>λf x. x</text:p>
      <text:h text:style-name="Heading_20_2" text:outline-level="2">α変換</text:h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21:30:56.679000000</meta:creation-date>
    <dc:date>2022-06-03T10:26:51.997000000</dc:date>
    <meta:editing-duration>PT7M43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3" meta:word-count="86" meta:character-count="230" meta:non-whitespace-character-count="194"/>
  </office:meta>
</office:document-meta>
</file>